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4pt" fo:font-weight="bold" officeooo:rsid="0011ad70" officeooo:paragraph-rsid="0011ad70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4pt" fo:font-weight="bold" officeooo:rsid="00127181" officeooo:paragraph-rsid="00127181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27181" officeooo:paragraph-rsid="0014029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4029e" officeooo:paragraph-rsid="0014029e" style:font-size-asian="12.25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5843c" officeooo:paragraph-rsid="0015843c" style:font-size-asian="12.25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5843c" officeooo:paragraph-rsid="00169365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69365" officeooo:paragraph-rsid="00169365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76265" officeooo:paragraph-rsid="00176265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8dbff" officeooo:paragraph-rsid="0018dbff" style:font-size-asian="12.25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ad5e5" officeooo:paragraph-rsid="001ad5e5" style:font-size-asian="12.25pt" style:font-weight-asian="bold" style:font-size-complex="14pt" style:font-weight-complex="bold"/>
    </style:style>
    <style:style style:name="T1" style:family="text">
      <style:text-properties officeooo:rsid="0011ad70"/>
    </style:style>
    <style:style style:name="T2" style:family="text">
      <style:text-properties officeooo:rsid="0014029e"/>
    </style:style>
    <style:style style:name="T3" style:family="text">
      <style:text-properties officeooo:rsid="00169365"/>
    </style:style>
    <style:style style:name="T4" style:family="text">
      <style:text-properties officeooo:rsid="0018dbff"/>
    </style:style>
    <style:style style:name="T5" style:family="text">
      <style:text-properties officeooo:rsid="001ad5e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pstone Task <text:span text:style-name="T1">Day 02</text:span></text:p>
      <text:p text:style-name="P2">Name: Ibrahim Shnouda</text:p>
      <text:p text:style-name="P2">Group: IoT701-A</text:p>
      <text:p text:style-name="P2">Facilitator: Eng.Ehab Elsayed</text:p>
      <text:p text:style-name="P2">------------------------------------------------------------------------------------------------------</text:p>
      <text:p text:style-name="P2"/>
      <text:p text:style-name="P3">Tasks:</text:p>
      <text:p text:style-name="P3">1.</text:p>
      <text:p text:style-name="P3"><text:tab/>1.1run this command to create file in logrotate to temp.log</text:p>
      <text:p text:style-name="P3"><text:tab/>sudo nano <text:s/>/etc/logrotate.d/temp</text:p>
      <text:p text:style-name="P3"><text:tab/>1.2 then write <text:span text:style-name="T2">this main configrations to temp in logrotate</text:span></text:p>
      <text:p text:style-name="P3"><text:tab/>/home/ibrahim/iot_logger/logs/temp.log {</text:p>
      <text:p text:style-name="P3"><text:tab/> <text:s text:c="3"/>size 1M</text:p>
      <text:p text:style-name="P3"><text:s text:c="2"/><text:tab/> <text:s text:c="2"/>compress</text:p>
      <text:p text:style-name="P4"><text:tab/>}</text:p>
      <text:p text:style-name="P4"><text:span text:style-name="T2"><text:tab/>1.3 run this command to change mode of temp.log to temp can read <text:tab/>temp.log</text:span></text:p>
      <text:p text:style-name="P4"><text:span text:style-name="T2"><text:tab/>sudochmod 666 temp.log </text:span><text:tab/></text:p>
      <text:p text:style-name="P4"/>
      <text:p text:style-name="P5">2. sudo logrotate -f /etc/logrotate.d/temp</text:p>
      <text:p text:style-name="P5"><text:tab/>to rotate by force</text:p>
      <text:p text:style-name="P5"/>
      <text:p text:style-name="P6">3. run crontab -e then chose 1 for nano editor then write this line</text:p>
      <text:p text:style-name="P6">*/5 * * * * /usr/bin/python3 /home/ibrahim/iot_logger/scripts/sensor_script.py &gt;&gt; /home/ibrahim/iot_logger/logs/temp.log 2&gt;&amp;1</text:p>
      <text:p text:style-name="P6"/>
      <text:p text:style-name="P6">“every 5 minuts run sensor_script.py using python and write the output and errors in temp.log”</text:p>
      <text:p text:style-name="P6"/>
      <text:p text:style-name="P6">4. checking file size by this line</text:p>
      <text:p text:style-name="P6">ls -lh temp.log “ increased by teime”</text:p>
      <text:p text:style-name="P6"/>
      <text:p text:style-name="P6">5.tar -czf /home/ibrahim/iot_logger/data/temp_$(date +\%Y\%m\%d).tar.gz -C /home/ibrahim/iot_logger/logs temp.log</text:p>
      <text:p text:style-name="P6"/>
      <text:p text:style-name="P8">if we added this command to crontab and added time to compress, say every day at 12 AM</text:p>
      <text:p text:style-name="P8"/>
      <text:p text:style-name="P8">command analysis:</text:p>
      <text:p text:style-name="P7"><text:span text:style-name="T3">t</text:span>ar -czf /home/ibrahim/iot_logger/data/temp_$(date +\%Y\%m\%d).tar.gz → <text:line-break/><text:span text:style-name="T3">compress file in path”</text:span>/home/ibrahim/iot_logger/data/” <text:span text:style-name="T3">by name temp_(time).tar.gz<text:line-break/><text:line-break/></text:span>C /home/ibrahim/iot_logger/logs temp.log → <text:span text:style-name="T3">directory to compress</text:span></text:p>
      <text:p text:style-name="P8"><text:soft-page-break/>6.1 create virtual server <text:line-break/>mkdir -p /home/ibrahim/server/<text:line-break/>6.2 cp /home/ibrahim/iot_logger/data/*.tar.gz /home/ibrahim/server/<text:line-break/>copying by cp</text:p>
      <text:p text:style-name="P8"/>
      <text:p text:style-name="P8"/>
      <text:p text:style-name="P8">Open-Ended Questions:</text:p>
      <text:p text:style-name="P9">1. * * * * * <text:span text:style-name="T4">command-to-run 5 starst simulats time (minuts – hours – day of month – months – day of week)</text:span></text:p>
      <text:p text:style-name="P10">explain: evert (x) time run command </text:p>
      <text:p text:style-name="P10"/>
      <text:p text:style-name="P10">2.whithout rotation consume disk space by rotation we do limaits and cnstarains to files , compression ,size limit, store logs.</text:p>
      <text:p text:style-name="P10"/>
      <text:p text:style-name="P10">3.VM: runs over host machine, sperated for all resources, has its own recources and kernel, <text:span text:style-name="T5">simulates the hardware and isoaltes from host</text:span></text:p>
      <text:p text:style-name="P10">container: uses the host kernel and shered recources so that host and container must have runs the same kernel , <text:span text:style-name="T5">not isolated from host</text:span></text:p>
      <text:p text:style-name="P10"/>
      <text:p text:style-name="P11">4.corn with io redirection </text:p>
      <text:p text:style-name="P11"><text:s text:c="3"/>file compression with premessions</text:p>
      <text:p text:style-name="P11">conrn → to atuomate task every (x) time </text:p>
      <text:p text:style-name="P11">we used to run script and write output in log file</text:p>
      <text:p text:style-name="P11">this action is important in IoT to automate actions like store date in logs and rotate every (x) time and compression and send to server .</text:p>
      <text:p text:style-name="P10"/>
      <text:p text:style-name="P10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01T11:35:34.029096388</meta:creation-date>
    <dc:date>2025-09-28T16:46:58.435043191</dc:date>
    <meta:editing-duration>PT8M2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9" meta:word-count="330" meta:character-count="2361" meta:non-whitespace-character-count="2034"/>
  </office:meta>
</office:document-meta>
</file>